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ies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0-02-16" calcext:value-type="date">
            <text:p>02/16/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date" office:date-value="2020-02-17" calcext:value-type="date">
            <text:p>02/17/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0-02-18" calcext:value-type="date">
            <text:p>02/18/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" office:value-type="date" office:date-value="2020-02-19" calcext:value-type="date">
            <text:p>02/19/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]+1" office:value-type="date" office:date-value="2020-02-20" calcext:value-type="date">
            <text:p>02/20/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0-02-21" calcext:value-type="date">
            <text:p>02/21/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8]+1" office:value-type="date" office:date-value="2020-02-22" calcext:value-type="date">
            <text:p>02/22/2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]+1" office:value-type="date" office:date-value="2020-02-23" calcext:value-type="date">
            <text:p>02/23/20</text:p>
          </table:table-cell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0-02-24" calcext:value-type="date">
            <text:p>02/24/20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]+1" office:value-type="date" office:date-value="2020-02-25" calcext:value-type="date">
            <text:p>02/25/20</text:p>
          </table:table-cell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0-02-26" calcext:value-type="date">
            <text:p>02/26/20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]+1" office:value-type="date" office:date-value="2020-02-27" calcext:value-type="date">
            <text:p>02/27/2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0-02-28" calcext:value-type="date">
            <text:p>02/28/20</text:p>
          </table:table-cell>
          <table:table-cell office:value-type="float" office:value="2297" calcext:value-type="float">
            <text:p>2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0-02-29" calcext:value-type="date">
            <text:p>02/29/20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0-03-01" calcext:value-type="date">
            <text:p>03/01/20</text:p>
          </table:table-cell>
          <table:table-cell office:value-type="float" office:value="3685" calcext:value-type="float">
            <text:p>36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7]+1" office:value-type="date" office:date-value="2020-03-02" calcext:value-type="date">
            <text:p>03/02/20</text:p>
          </table:table-cell>
          <table:table-cell office:value-type="float" office:value="4277" calcext:value-type="float">
            <text:p>42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date" office:date-value="2020-03-03" calcext:value-type="date">
            <text:p>03/03/20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formula="of:=[.A19]+1" office:value-type="date" office:date-value="2020-03-04" calcext:value-type="date">
            <text:p>03/04/20</text:p>
          </table:table-cell>
          <table:table-cell office:value-type="float" office:value="5498" calcext:value-type="float">
            <text:p>549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0]+1" office:value-type="date" office:date-value="2020-03-05" calcext:value-type="date">
            <text:p>03/05/20</text:p>
          </table:table-cell>
          <table:table-cell office:value-type="float" office:value="6107" calcext:value-type="float">
            <text:p>610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21]+1" office:value-type="date" office:date-value="2020-03-06" calcext:value-type="date">
            <text:p>03/06/20</text:p>
          </table:table-cell>
          <table:table-cell office:value-type="float" office:value="6415" calcext:value-type="float">
            <text:p>6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date" office:date-value="2020-03-07" calcext:value-type="date">
            <text:p>03/07/20</text:p>
          </table:table-cell>
          <table:table-cell office:value-type="float" office:value="6875" calcext:value-type="float">
            <text:p>68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23]+1" office:value-type="date" office:date-value="2020-03-08" calcext:value-type="date">
            <text:p>03/08/20</text:p>
          </table:table-cell>
          <table:table-cell office:value-type="float" office:value="7097" calcext:value-type="float">
            <text:p>70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24]+1" office:value-type="date" office:date-value="2020-03-09" calcext:value-type="date">
            <text:p>03/09/20</text:p>
          </table:table-cell>
          <table:table-cell office:value-type="float" office:value="7178" calcext:value-type="float">
            <text:p>7178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25]+1" office:value-type="date" office:date-value="2020-03-10" calcext:value-type="date">
            <text:p>03/10/20</text:p>
          </table:table-cell>
          <table:table-cell office:value-type="float" office:value="7165" calcext:value-type="float">
            <text:p>716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7:23:51.867251258</meta:creation-date>
    <dc:date>2020-03-11T18:12:42.845401478</dc:date>
    <meta:editing-duration>PT18M20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